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Georgia1" svg:font-family="Georgia" style:font-family-generic="roman"/>
    <style:font-face style:name="Georgia4" svg:font-family="Georgia" style:font-family-generic="roman" style:font-pitch="variable"/>
    <style:font-face style:name="Georgia2" svg:font-family="Georgia" style:font-adornments="Bold" style:font-family-generic="roman" style:font-pitch="variable"/>
    <style:font-face style:name="Georgia3" svg:font-family="Georgia" style:font-adornments="Bold Italic" style:font-family-generic="roman" style:font-pitch="variable"/>
    <style:font-face style:name="Georgia" svg:font-family="Georgia" style:font-adornments="Regular" style:font-family-generic="roman" style:font-pitch="variable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4" fo:font-size="24pt" fo:language="en" fo:country="US" fo:font-style="italic" style:font-size-asian="24pt" style:font-style-asian="italic" style:font-size-complex="24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Georgia4" fo:font-size="18pt" fo:language="en" fo:country="US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Georgia4" fo:font-size="36pt" fo:language="en" fo:country="US" fo:font-weight="bold" style:font-size-asian="36pt" style:font-weight-asian="bold" style:font-size-complex="36pt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.2201in" fo:text-align="center" style:justify-single-word="false"/>
      <style:text-properties fo:color="#690000" style:font-name="Kartika" fo:font-size="88pt" fo:language="en" fo:country="US" fo:font-weight="bold" style:font-size-asian="88pt" style:font-weight-asian="bold" style:font-size-complex="8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690000" style:font-name="Kartika" fo:font-size="40pt" fo:language="en" fo:country="US" fo:font-weight="bold" style:font-size-asian="40pt" style:font-weight-asian="bold" style:font-size-complex="40pt" style:font-weight-complex="bold"/>
    </style:style>
    <style:style style:name="P8" style:family="paragraph" style:parent-style-name="Standard">
      <style:paragraph-properties fo:line-height="2.2201in" fo:text-align="center" style:justify-single-word="false"/>
      <style:text-properties fo:color="#690000" style:font-name="Kartika" fo:font-size="144pt" fo:language="en" fo:country="US" fo:font-style="normal" fo:font-weight="bold" style:font-size-asian="128pt" style:font-style-asian="normal" style:font-weight-asian="bold" style:font-size-complex="128pt" style:font-style-complex="normal" style:font-weight-complex="bold"/>
    </style:style>
    <style:style style:name="P9" style:family="paragraph" style:parent-style-name="Standard">
      <style:paragraph-properties fo:break-before="pag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Georgia1" style:font-name-asian="Georgia1" style:font-name-complex="Georgia1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Ending Democracy</text:p>
      <text:p text:style-name="P2"/>
      <text:p text:style-name="P2">The </text:p>
      <text:p text:style-name="P2">Republican Party's </text:p>
      <text:p text:style-name="P2">descent into </text:p>
      <text:p text:style-name="P8">EVIL</text:p>
      <text:p text:style-name="P3">And the conditions leading to the end of the experiment in <text:span text:style-name="T2">“</text:span>Government Of and By the People<text:span text:style-name="T2">”</text:span> called the </text:p>
      <text:p text:style-name="P3"/>
      <text:p text:style-name="P4">United States of America</text:p>
      <text:p text:style-name="P3"/>
      <text:p text:style-name="P3">by Peter Camilleri</text:p>
      <text:p text:style-name="P9"/>
      <text:h text:style-name="P10" text:outline-level="1">RESEARCH/NOTES:</text:h>
      <text:p text:style-name="P1"/>
      <text:h text:style-name="P11" text:outline-level="2">About the Author</text:h>
      <text:p text:style-name="P5"/>
      <text:p text:style-name="P5">My relationship with the USA.</text:p>
      <text:p text:style-name="P5">The Canadian Perspective.</text:p>
      <text:p text:style-name="P5">US/Canada Relations.</text:p>
      <text:p text:style-name="P5"/>
      <text:h text:style-name="P11" text:outline-level="2">This is not about Trump!</text:h>
      <text:p text:style-name="P5"/>
      <text:h text:style-name="P11" text:outline-level="2">Citizen's United is the problem!</text:h>
      <text:p text:style-name="P5"/>
      <text:h text:style-name="P11" text:outline-level="2">The FCC is the problem!</text:h>
      <text:p text:style-name="Text_20_body"><text:span text:style-name="T3"/></text:p>
      <text:h text:style-name="Heading_20_2" text:outline-level="2"><text:span text:style-name="T3">Gerrymandering is the problem!</text:span></text:h>
      <text:p text:style-name="Text_20_body"><text:span text:style-name="T3"/></text:p>
      <text:h text:style-name="Heading_20_2" text:outline-level="2"><text:span text:style-name="T3">Corruption is the problem!</text:span></text:h>
      <text:p text:style-name="P5"/>
      <text:h text:style-name="P11" text:outline-level="2">Research:</text:h>
      <text:p text:style-name="P5"/>
      <text:p text:style-name="P5">What Is Required in a Society for Democracy to Work?</text:p>
      <text:p text:style-name="P5">Political Infrastructure</text:p>
      <text:p text:style-name="P5">Participation</text:p>
      <text:p text:style-name="P5">Protection Of Rights</text:p>
      <text:p text:style-name="P5">Legal Process</text:p>
      <text:p text:style-name="P5"/>
      <text:p text:style-name="Standard"><text:span text:style-name="T3">Kelly, Dr.. "What Is Required in a Society for Democracy to Work?" </text:span><text:span text:style-name="T4">Synonym</text:span><text:span text:style-name="T3">, </text:span><text:a xlink:type="simple" xlink:href="https://classroom.synonym.com/required-society-democracy-work-15069.html" text:style-name="Internet_20_link" text:visited-style-name="Visited_20_Internet_20_Link">https://classroom.synonym.com/required-society-democracy-work-15069.html</text:a></text:p>
      <text:p text:style-name="P5">Accessed 01 January 2019. </text:p>
      <text:p text:style-name="P5"/>
      <text:p text:style-name="P5">What is democracy?</text:p>
      <text:p text:style-name="Standard"><text:a xlink:type="simple" xlink:href="https://web.stanford.edu/~ldiamond/iraq/WhaIsDemocracy012004.htm" text:style-name="Internet_20_link" text:visited-style-name="Visited_20_Internet_20_Link"><text:span text:style-name="T3">https://web.stanford.edu/~ldiamond/iraq/WhaIsDemocracy012004.htm</text:span></text:a></text:p>
      <text:p text:style-name="P5"/>
      <text:p text:style-name="P5">Democracy Barometer: Concept</text:p>
      <text:p text:style-name="Standard"><text:a xlink:type="simple" xlink:href="http://www.democracybarometer.org/concept_en.html" text:style-name="Internet_20_link" text:visited-style-name="Visited_20_Internet_20_Link"><text:span text:style-name="T3">http://www.democracybarometer.org/concept_en.html</text:span></text:a></text:p>
      <text:p text:style-name="P5"/>
      <text:p text:style-name="P5"><text:soft-page-break/>What Is the Difference Between a Democracy &amp; a Totalitarian Government?</text:p>
      <text:p text:style-name="P5">Origins</text:p>
      <text:p text:style-name="P5">Public Opinion</text:p>
      <text:p text:style-name="P5">Law and Discretion</text:p>
      <text:p text:style-name="P5">Minority Rights</text:p>
      <text:p text:style-name="P5">Internal Enemies</text:p>
      <text:p text:style-name="P5"/>
      <text:p text:style-name="P5">Cristiano, Jason. "What Is the Difference Between a Democracy &amp; a Totalitarian Government?" <text:span text:style-name="T1">Synonym</text:span>, </text:p>
      <text:p text:style-name="Standard"><text:a xlink:type="simple" xlink:href="https://classroom.synonym.com/difference-between-democracy-totalitarian-government-8358.html" text:style-name="Internet_20_link" text:visited-style-name="Visited_20_Internet_20_Link">https://classroom.synonym.com/difference-between-democracy-totalitarian-government-8358.html</text:a><text:span text:style-name="T3">.</text:span></text:p>
      <text:p text:style-name="P5">Accessed 01 January 2019. </text:p>
      <text:p text:style-name="P5"/>
      <text:p text:style-name="Standard"><text:span text:style-name="T3">Jones, Amber. "What Are Winner-Takes-All Elections?" </text:span><text:span text:style-name="T4">Synonym</text:span><text:span text:style-name="T3">, </text:span><text:a xlink:type="simple" xlink:href="https://classroom.synonym.com/what-are-winner-takes-all-elections-12083188.html" text:style-name="Internet_20_link" text:visited-style-name="Visited_20_Internet_20_Link">https://classroom.synonym.com/what-are-winner-takes-all-elections-12083188.html</text:a><text:span text:style-name="T3">.</text:span></text:p>
      <text:p text:style-name="P5">29 September 2017. </text:p>
      <text:p text:style-name="P5"/>
      <text:p text:style-name="P5">How Does the Constitution Protect Freedom of Expression?</text:p>
      <text:p text:style-name="P5">Freedom of Speech</text:p>
      <text:p text:style-name="P5">Freedom of Assembly</text:p>
      <text:p text:style-name="P5">Freedom of Belief</text:p>
      <text:p text:style-name="P5">Right to Petition the Government</text:p>
      <text:p text:style-name="P5"/>
      <text:p text:style-name="Standard"><text:span text:style-name="T3">Mueller, Jennifer. "How Does the Constitution Protect Freedom of Expression?" </text:span><text:span text:style-name="T4">Synonym</text:span><text:span text:style-name="T3">, </text:span><text:a xlink:type="simple" xlink:href="https://classroom.synonym.com/constitution-protect-freedom-expression-21992.html" text:style-name="Internet_20_link" text:visited-style-name="Visited_20_Internet_20_Link">https://classroom.synonym.com/constitution-protect-freedom-expression-21992.html</text:a><text:span text:style-name="T3">.</text:span></text:p>
      <text:p text:style-name="P5">Accessed 01 January 2019. </text:p>
      <text:p text:style-name="P5"/>
      <text:p text:style-name="P5">Jensen, Lisa. "What Is a Common System of Democracy Between the US &amp; Canada?" <text:span text:style-name="T1">Synonym</text:span>, </text:p>
      <text:p text:style-name="Standard"><text:a xlink:type="simple" xlink:href="https://classroom.synonym.com/common-system-democracy-between-canada-15165.html" text:style-name="Internet_20_link" text:visited-style-name="Visited_20_Internet_20_Link">https://classroom.synonym.com/common-system-democracy-between-canada-15165.html</text:a><text:span text:style-name="T3">.</text:span></text:p>
      <text:p text:style-name="P5">Accessed 01 January 2019. </text:p>
      <text:p text:style-name="P5"/>
      <text:p text:style-name="P5"/>
      <text:p text:style-name="P5"/>
      <text:p text:style-name="P5">How the United States Government Works.</text:p>
      <text:p text:style-name="P5">Voting for Representatives</text:p>
      <text:p text:style-name="P5">Making Laws</text:p>
      <text:p text:style-name="P5">Enforcing Laws</text:p>
      <text:p text:style-name="P5">Interpreting Laws</text:p>
      <text:p text:style-name="P5"/>
      <text:p text:style-name="Standard"><text:span text:style-name="T3">Mueller, Jennifer. "How the United States Government Works." </text:span><text:span text:style-name="T4">Synonym</text:span><text:span text:style-name="T3">, </text:span><text:a xlink:type="simple" xlink:href="https://classroom.synonym.com/how-the-united-states-government-works-12079499.html" text:style-name="Internet_20_link" text:visited-style-name="Visited_20_Internet_20_Link">https://classroom.synonym.com/how-the-united-states-government-works-12079499.html</text:a><text:span text:style-name="T3">.</text:span></text:p>
      <text:p text:style-name="P5">29 September 2017. </text:p>
      <text:p text:style-name="P5"/>
      <text:p text:style-name="P5"/>
      <text:h text:style-name="P11" text:outline-level="2">Presidents that changed American Democracy:</text:h>
      <text:p text:style-name="P5"/>
      <text:p text:style-name="P5">Lyndon B Johnson</text:p>
      <text:p text:style-name="Standard"><text:a xlink:type="simple" xlink:href="https://en.wikipedia.org/wiki/Lyndon_B._Johnson" text:style-name="Internet_20_link" text:visited-style-name="Visited_20_Internet_20_Link"><text:span text:style-name="T3">https://en.wikipedia.org/wiki/Lyndon_B._Johnson</text:span></text:a></text:p>
      <text:p text:style-name="P5"><text:soft-page-break/></text:p>
      <text:p text:style-name="P5">Ronald Reagan</text:p>
      <text:p text:style-name="Standard"><text:a xlink:type="simple" xlink:href="https://en.wikipedia.org/wiki/Ronald_Reagan" text:style-name="Internet_20_link" text:visited-style-name="Visited_20_Internet_20_Link"><text:span text:style-name="T3">https://en.wikipedia.org/wiki/Ronald_Reagan</text:span></text:a></text:p>
      <text:p text:style-name="P5"/>
      <text:p text:style-name="P5">George W Bush</text:p>
      <text:p text:style-name="Standard"><text:a xlink:type="simple" xlink:href="https://en.wikipedia.org/wiki/George_W._Bush" text:style-name="Internet_20_link" text:visited-style-name="Visited_20_Internet_20_Link"><text:span text:style-name="T3">https://en.wikipedia.org/wiki/George_W._Bush</text:span></text:a></text:p>
      <text:p text:style-name="P5"/>
      <text:p text:style-name="P5">Donald J Trump</text:p>
      <text:p text:style-name="Standard"><text:a xlink:type="simple" xlink:href="https://en.wikipedia.org/wiki/Donald_Trump" text:style-name="Internet_20_link" text:visited-style-name="Visited_20_Internet_20_Link"><text:span text:style-name="T3">https://en.wikipedia.org/wiki/Donald_Trump</text:span>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Georgia1" svg:font-family="Georgia" style:font-family-generic="roman"/>
    <style:font-face style:name="Georgia4" svg:font-family="Georgia" style:font-family-generic="roman" style:font-pitch="variable"/>
    <style:font-face style:name="Georgia2" svg:font-family="Georgia" style:font-adornments="Bold" style:font-family-generic="roman" style:font-pitch="variable"/>
    <style:font-face style:name="Georgia3" svg:font-family="Georgia" style:font-adornments="Bold Italic" style:font-family-generic="roman" style:font-pitch="variable"/>
    <style:font-face style:name="Georgia" svg:font-family="Georgia" style:font-adornments="Regular" style:font-family-generic="roman" style:font-pitch="variable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orgia1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Georgia2"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Georgia3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39S</meta:editing-duration>
    <meta:editing-cycles>36</meta:editing-cycles>
    <meta:generator>OpenOffice/4.1.5$Win32 OpenOffice.org_project/415m1$Build-9789</meta:generator>
    <dc:date>2019-01-03T16:36:48.75</dc:date>
    <dc:creator>Peter Camilleri</dc:creator>
    <meta:document-statistic meta:table-count="0" meta:image-count="0" meta:object-count="0" meta:page-count="4" meta:paragraph-count="67" meta:word-count="273" meta:character-count="2510"/>
    <meta:user-defined meta:name="Info 1"/>
    <meta:user-defined meta:name="Info 2"/>
    <meta:user-defined meta:name="Info 3"/>
    <meta:user-defined meta:name="Info 4"/>
  </office:meta>
</office:document-meta>
</file>